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2352"/>
    </style:style>
    <style:style style:name="P2" style:family="paragraph" style:parent-style-name="Standard">
      <style:paragraph-properties fo:margin-top="0cm" fo:margin-bottom="0.353cm" loext:contextual-spacing="false" fo:line-height="115%"/>
    </style:style>
    <style:style style:name="P3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T1" style:family="text">
      <style:text-properties style:font-name="Calibri" fo:font-size="11pt" fo:language="de" fo:country="none" style:font-size-asian="11pt"/>
    </style:style>
    <style:style style:name="T2" style:family="text">
      <style:text-properties fo:language="de" fo:country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Calibri1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genda-Gerüst</text:span></text:p>
      <text:p text:style-name="P2"><text:span text:style-name="T1">1. Besprechung des Standes der einzelnen Teammitglieder (Ergebnisse, Probleme, neue Ideen, Folgen)</text:span></text:p>
      <text:p text:style-name="P2"><text:span text:style-name="T1">2. Besprechung der Punkte vom letzten Mal (Veränderungen, die sich aus dem neuen Stand ergeben, neue Ideen, neue Fragen, Unklarheiten)</text:span></text:p>
      <text:p text:style-name="P2"><text:span text:style-name="T1">3. weiteres Vorgehen ( nächste Schritte, Details der nächsten Schritte, Deadline, Zeitaufwand, Prioritäten)</text:span></text:p>
      <text:p text:style-name="P2"><text:span text:style-name="T1">4. Verteilung der Aufgaben unter den Teammitgliedern (nach Wunsch, Art der Tätigkeit, Zeitaufwandt und Deadline)</text:span></text:p>
      <text:p text:style-name="P2"><text:span text:style-name="T1">5. Andere Probleme (organisatorisch, zeitlich, ect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Header" style:family="paragraph" style:parent-style-name="Standard" style:class="extra"/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officeooo:paragraph-rsid="00062352"/>
    </style:style>
    <style:style style:name="MT1" style:family="text">
      <style:text-properties style:font-name="Calibri1"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Absatz-Standardschriftart"><text:span text:style-name="MT1">Praktikum zur Lehrveranstaltung <text:s text:c="63"/>HAW Hamburg<text:line-break/>„Software Engineering 2“ <text:s text:c="63"/>Department Informatik<text:line-break/>WiSe 2015/16 <text:s text:c="97"/>Gruppe: UniKit 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30T20:10:02.567000000</dc:date>
    <meta:editing-duration>PT1M41S</meta:editing-duration>
    <meta:editing-cycles>1</meta:editing-cycles>
    <meta:document-statistic meta:table-count="0" meta:image-count="0" meta:object-count="0" meta:page-count="1" meta:paragraph-count="7" meta:word-count="81" meta:character-count="858" meta:non-whitespace-character-count="560"/>
    <meta:generator>LibreOffice/4.4.5.2$Windows_x86 LibreOffice_project/a22f674fd25a3b6f45bdebf25400ed2adff0ff99</meta:generator>
  </office:meta>
</office:document-meta>
</file>